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522H35M23.759S" calcext:value-type="time">
            <text:p>522:35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2H06M25.991S" calcext:value-type="time">
            <text:p>02:06</text:p>
          </table:table-cell>
          <table:table-cell table:style-name="ce3"/>
          <table:table-cell office:value-type="string" calcext:value-type="string">
            <text:p>Layout hidden bonuses cleanup, Entryway misc. fix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10H36M08.453S" calcext:value-type="time">
            <text:p>10:3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14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 style:data-style-name="N2" text:time-value="08:07:33.13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4-05T12:40:30.103000000</dc:date>
    <dc:creator>Benjamin Laws</dc:creator>
    <meta:editing-duration>P21DT21H46M45S</meta:editing-duration>
    <meta:editing-cycles>591</meta:editing-cycles>
    <meta:generator>LibreOffice/7.2.6.2$Windows_X86_64 LibreOffice_project/b0ec3a565991f7569a5a7f5d24fed7f52653d754</meta:generator>
    <meta:document-statistic meta:table-count="2" meta:cell-count="782" meta:object-count="0"/>
  </office:meta>
</office:document-meta>
</file>